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f2167" officeooo:paragraph-rsid="000f2167"/>
    </style:style>
    <style:style style:name="P2" style:family="paragraph" style:parent-style-name="Preformatted_20_Text">
      <style:paragraph-properties fo:margin-top="0cm" fo:margin-bottom="0.499cm" loext:contextual-spacing="false" fo:padding="0cm" fo:border="none"/>
    </style:style>
    <style:style style:name="P3" style:family="paragraph" style:parent-style-name="Preformatted_20_Text">
      <style:paragraph-properties fo:margin-top="0cm" fo:margin-bottom="0.499cm" loext:contextual-spacing="false" fo:padding="0cm" fo:border="none"/>
      <style:text-properties officeooo:paragraph-rsid="000f2167"/>
    </style:style>
    <style:style style:name="P4" style:family="paragraph" style:parent-style-name="Preformatted_20_Text">
      <style:paragraph-properties fo:padding="0cm" fo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Standard">
      <style:text-properties officeooo:rsid="000f2167" officeooo:paragraph-rsid="000f2167"/>
    </style:style>
    <style:style style:name="P7" style:family="paragraph" style:parent-style-name="Standard">
      <style:text-properties fo:font-size="10pt" officeooo:rsid="000f2167" officeooo:paragraph-rsid="000f2167" style:font-size-asian="10pt" style:font-size-complex="10pt"/>
    </style:style>
    <style:style style:name="P8" style:family="paragraph" style:parent-style-name="Standard">
      <style:text-properties style:text-underline-style="solid" style:text-underline-width="auto" style:text-underline-color="font-color" officeooo:rsid="000f2167" officeooo:paragraph-rsid="000f2167"/>
    </style:style>
    <style:style style:name="P9" style:family="paragraph" style:parent-style-name="Standard">
      <style:text-properties officeooo:paragraph-rsid="000f2167"/>
    </style:style>
    <style:style style:name="P10" style:family="paragraph" style:parent-style-name="Text_20_body">
      <style:text-properties officeooo:rsid="000f2167" officeooo:paragraph-rsid="000f2167"/>
    </style:style>
    <style:style style:name="P11" style:family="paragraph" style:parent-style-name="Standard">
      <style:text-properties officeooo:rsid="000f2167" officeooo:paragraph-rsid="000f2167"/>
    </style:style>
    <style:style style:name="T1" style:family="text">
      <style:text-properties loext:padding="0cm" loext:border="none"/>
    </style:style>
    <style:style style:name="T2" style:family="text">
      <style:text-properties loext:padding-left="0cm" loext:padding-right="0.049cm" loext:padding-top="0.049cm" loext:padding-bottom="0.049cm" loext:border-left="none" loext:border-right="0.74pt solid #000000" loext:border-top="0.74pt solid #000000" loext:border-bottom="0.74pt solid #000000"/>
    </style:style>
    <style:style style:name="T3" style:family="text">
      <style:text-properties officeooo:rsid="000f2167"/>
    </style:style>
    <style:style style:name="T4" style:family="text">
      <style:text-properties officeooo:rsid="001336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jercicio 1</text:p>
      <text:p text:style-name="P6"/>
      <text:p text:style-name="P6">public class Maskify {</text:p>
      <text:p text:style-name="P6"><text:s text:c="4"/>public static String maskify(String str) {</text:p>
      <text:p text:style-name="P6"/>
      <text:p text:style-name="Standard"><text:s text:c="6"/>String maskify = "";<text:tab/><text:tab/><text:tab/><text:tab/><text:tab/><text:tab/><text:tab/><text:tab/><text:tab/><text:tab/></text:p>
      <text:p text:style-name="Standard"><text:tab/>if (srt != null &amp;&amp; srt.length() &gt; 0) {<text:tab/><text:tab/><text:tab/><text:tab/><text:tab/><text:tab/><text:tab/></text:p>
      <text:p text:style-name="Standard"><text:tab/><text:tab/>if (srt.length() &lt; 4) {<text:tab/><text:tab/><text:tab/><text:tab/><text:tab/><text:tab/><text:tab/><text:tab/></text:p>
      <text:p text:style-name="Standard"><text:tab/><text:tab/><text:tab/>return srt;<text:tab/><text:tab/><text:tab/><text:tab/><text:tab/><text:tab/><text:tab/><text:tab/><text:tab/><text:tab/><text:tab/>} else {<text:tab/><text:tab/><text:tab/><text:tab/><text:tab/><text:tab/><text:tab/><text:tab/><text:tab/><text:tab/></text:p>
      <text:p text:style-name="Standard"><text:tab/><text:tab/><text:tab/>String visible = srt.substring(srt.length() - 4, srt.length());<text:tab/><text:tab/></text:p>
      <text:p text:style-name="Standard"><text:tab/><text:tab/><text:tab/>String aux = "";<text:tab/><text:tab/><text:tab/><text:tab/><text:tab/><text:tab/><text:tab/><text:tab/></text:p>
      <text:p text:style-name="Standard"><text:tab/><text:tab/><text:tab/>for (int i = 0; i &lt; srt.length() - 4; i++) {<text:tab/><text:tab/><text:tab/><text:tab/><text:tab/></text:p>
      <text:p text:style-name="Standard"><text:tab/><text:tab/><text:tab/>aux += '#'; <text:s text:c="79"/><text:tab/></text:p>
      <text:p text:style-name="Standard"><text:tab/><text:tab/>} <text:s text:c="107"/><text:tab/></text:p>
      <text:p text:style-name="Standard"><text:tab/><text:tab/>maskify = aux + visible;<text:tab/><text:tab/><text:tab/><text:tab/><text:tab/><text:tab/><text:tab/><text:tab/></text:p>
      <text:p text:style-name="Standard"><text:tab/>}<text:tab/><text:tab/><text:tab/><text:tab/><text:tab/><text:tab/><text:tab/><text:tab/><text:tab/><text:tab/><text:tab/><text:tab/></text:p>
      <text:p text:style-name="Standard"><text:s text:c="2"/>}<text:tab/><text:tab/><text:tab/><text:tab/><text:tab/><text:tab/><text:tab/><text:tab/><text:tab/><text:tab/><text:tab/><text:tab/><text:tab/></text:p>
      <text:p text:style-name="Standard">return maskify;<text:tab/><text:tab/><text:tab/><text:tab/><text:tab/><text:tab/><text:tab/><text:tab/><text:tab/><text:tab/><text:tab/></text:p>
      <text:p text:style-name="P6"><text:s text:c="4"/>}</text:p>
      <text:p text:style-name="P6">}</text:p>
      <text:p text:style-name="P6"/>
      <text:p text:style-name="P6">Salida:</text:p>
      <text:p text:style-name="P1"><text:span text:style-name="Source_20_Text"><text:span text:style-name="T1">Maskify.Maskify("4556364607935616"); // should return "############5616"</text:span></text:span></text:p>
      <text:p text:style-name="P4"><text:span text:style-name="Source_20_Text"><text:span text:style-name="T1">Maskify.Maskify("64607935616"); <text:s text:c="5"/>// should return "#######5616"</text:span></text:span></text:p>
      <text:p text:style-name="P4"><text:span text:style-name="Source_20_Text"><text:span text:style-name="T1">Maskify.Maskify("1"); <text:s text:c="15"/>// should return "1"</text:span></text:span></text:p>
      <text:p text:style-name="P4"><text:span text:style-name="Source_20_Text"><text:span text:style-name="T1">Maskify.Maskify(""); <text:s text:c="16"/>// should return ""</text:span></text:span></text:p>
      <text:p text:style-name="P4"><text:span text:style-name="Source_20_Text"><text:span text:style-name="T1">Maskify.Maskify("Skippy"); <text:s text:c="7"/><text:tab/> <text:s/>// should return "##ippy"</text:span></text:span></text:p>
      <text:p text:style-name="P3"><text:span text:style-name="Source_20_Text"><text:span text:style-name="T1">Maskify.Maskify("Nananananananananananananananana Batman!"); <text:line-break/>// should return "####################################man!"</text:span></text:span></text:p>
      <text:p text:style-name="P3"><text:span text:style-name="Source_20_Text"><text:span text:style-name="T1"/></text:span></text:p>
      <text:p text:style-name="P6">Ejercicio 2:</text:p>
      <text:p text:style-name="P6"/>
      <text:p text:style-name="P6">class Kata {</text:p>
      <text:p text:style-name="P6"><text:s text:c="2"/>public static String getMiddle(String word) {</text:p>
      <text:p text:style-name="Standard"><text:s text:c="4"/>String getMiddle = "";</text:p>
      <text:p text:style-name="Standard"><text:tab/>if(word != null &amp;&amp; word.length()&gt;0){</text:p>
      <text:p text:style-name="Standard"><text:tab/><text:tab/>if(word.length() &lt; 3){</text:p>
      <text:p text:style-name="Standard"><text:tab/><text:tab/><text:tab/>return word;</text:p>
      <text:p text:style-name="Standard"><text:tab/><text:tab/>}else{</text:p>
      <text:p text:style-name="Standard"><text:tab/><text:tab/><text:tab/>if(word.length()%2==0){</text:p>
      <text:p text:style-name="Standard"><text:tab/><text:tab/><text:tab/><text:tab/>getMiddle = word.substring((word.length()/2)-1, (word.length()/2)+1);</text:p>
      <text:p text:style-name="Standard"><text:tab/><text:tab/><text:tab/>}else{</text:p>
      <text:p text:style-name="Standard"><text:tab/><text:tab/><text:tab/><text:tab/>getMiddle = word.substring((word.length()-1)/2, (word.length()+1)/2);</text:p>
      <text:p text:style-name="Standard"><text:tab/><text:tab/><text:tab/>}</text:p>
      <text:p text:style-name="Standard"><text:tab/><text:tab/>}</text:p>
      <text:p text:style-name="Standard"><text:tab/>}</text:p>
      <text:p text:style-name="Standard"><text:tab/>return getMiddle;</text:p>
      <text:p text:style-name="P6"/>
      <text:p text:style-name="P6"><text:s text:c="2"/>}</text:p>
      <text:p text:style-name="P6">}</text:p>
      <text:p text:style-name="P6"/>
      <text:p text:style-name="P6"><text:soft-page-break/>Salida:</text:p>
      <text:p text:style-name="P1"><text:span text:style-name="Source_20_Text"><text:span text:style-name="T1">Kata.getMiddle("test") should return "es"</text:span></text:span></text:p>
      <text:p text:style-name="P4"/>
      <text:p text:style-name="P4"><text:span text:style-name="Source_20_Text"><text:span text:style-name="T1">Kata.getMiddle("testing") should return "t"</text:span></text:span></text:p>
      <text:p text:style-name="P4"/>
      <text:p text:style-name="P4"><text:span text:style-name="Source_20_Text"><text:span text:style-name="T1">Kata.getMiddle("middle") should return "dd"</text:span></text:span></text:p>
      <text:p text:style-name="P4"/>
      <text:p text:style-name="P2"><text:span text:style-name="Source_20_Text"><text:span text:style-name="T1">Kata.getMiddle("A") should return "A"</text:span></text:span></text:p>
      <text:p text:style-name="P6"/>
      <text:p text:style-name="P6"/>
      <text:p text:style-name="P6">Ejercicio 3:</text:p>
      <text:p text:style-name="P1"><text:span text:style-name="Source_20_Text"><text:span text:style-name="T1">public class Fighter {</text:span></text:span></text:p>
      <text:p text:style-name="P4"><text:span text:style-name="Source_20_Text"><text:span text:style-name="T1"><text:s text:c="2"/>public String name;</text:span></text:span></text:p>
      <text:p text:style-name="P4"><text:span text:style-name="Source_20_Text"><text:span text:style-name="T1"><text:s text:c="2"/>public int health, damagePerAttack;</text:span></text:span></text:p>
      <text:p text:style-name="P4"><text:span text:style-name="Source_20_Text"><text:span text:style-name="T1"><text:s text:c="2"/>public Fighter(String name, int health, int damagePerAttack) {</text:span></text:span></text:p>
      <text:p text:style-name="P4"><text:span text:style-name="Source_20_Text"><text:span text:style-name="T1"><text:s text:c="4"/>this.name = name;</text:span></text:span></text:p>
      <text:p text:style-name="P4"><text:span text:style-name="Source_20_Text"><text:span text:style-name="T1"><text:s text:c="4"/>this.health = health;</text:span></text:span></text:p>
      <text:p text:style-name="P4"><text:span text:style-name="Source_20_Text"><text:span text:style-name="T1"><text:s text:c="4"/>this.damagePerAttack = damagePerAttack;</text:span></text:span></text:p>
      <text:p text:style-name="P4"><text:span text:style-name="Source_20_Text"><text:span text:style-name="T1"><text:s text:c="2"/>}</text:span></text:span></text:p>
      <text:p text:style-name="P2"><text:span text:style-name="Source_20_Text"><text:span text:style-name="T1">}</text:span></text:span></text:p>
      <text:p text:style-name="P6">public class Kata {</text:p>
      <text:p text:style-name="P6"><text:s text:c="2"/>public static String declareWinner(Fighter fighter1, Fighter fighter2, String firstAttacker) {</text:p>
      <text:p text:style-name="P6"><text:s text:c="4"/><text:tab/><text:tab/>String winner = "none";</text:p>
      <text:p text:style-name="P6"><text:tab/><text:tab/>if(fighter1 != null &amp;&amp; fighter2 != null &amp;&amp; firstAttacker != null){</text:p>
      <text:p text:style-name="P6"><text:tab/><text:tab/><text:tab/>if(firstAttacker.equals(fighter1.name) || firstAttacker.equals(fighter2.name)){</text:p>
      <text:p text:style-name="P6"><text:tab/><text:tab/><text:tab/><text:tab/>while (fighter1.health &gt; 0 &amp;&amp; fighter2.health &gt; 0) {</text:p>
      <text:p text:style-name="P6"><text:tab/><text:tab/><text:tab/><text:tab/><text:tab/>if(firstAttacker.equals(fighter1.name)){</text:p>
      <text:p text:style-name="P6"><text:tab/><text:tab/><text:tab/><text:tab/><text:tab/><text:tab/>fighter2.health-=fighter1.damagePerAttack;</text:p>
      <text:p text:style-name="P6"><text:tab/><text:tab/><text:tab/><text:tab/><text:tab/><text:tab/>if(fighter2.health&lt;=0){</text:p>
      <text:p text:style-name="P6"><text:tab/><text:tab/><text:tab/><text:tab/><text:tab/><text:tab/><text:tab/>return fighter1.name;</text:p>
      <text:p text:style-name="P6"><text:tab/><text:tab/><text:tab/><text:tab/><text:tab/><text:tab/>}</text:p>
      <text:p text:style-name="P6"><text:tab/><text:tab/><text:tab/><text:tab/><text:tab/><text:tab/>fighter1.health-=fighter2.damagePerAttack;</text:p>
      <text:p text:style-name="P6"><text:tab/><text:tab/><text:tab/><text:tab/><text:tab/><text:tab/>if(fighter1.health&lt;=0){</text:p>
      <text:p text:style-name="P6"><text:tab/><text:tab/><text:tab/><text:tab/><text:tab/><text:tab/><text:tab/>return fighter2.name;</text:p>
      <text:p text:style-name="P6"><text:tab/><text:tab/><text:tab/><text:tab/><text:tab/><text:tab/>}</text:p>
      <text:p text:style-name="P6"><text:tab/><text:tab/><text:tab/><text:tab/><text:tab/>}else{</text:p>
      <text:p text:style-name="P6"><text:tab/><text:tab/><text:tab/><text:tab/><text:tab/><text:tab/>fighter1.health-=fighter2.damagePerAttack;</text:p>
      <text:p text:style-name="P6"><text:tab/><text:tab/><text:tab/><text:tab/><text:tab/><text:tab/>if(fighter1.health&lt;=0){</text:p>
      <text:p text:style-name="P6"><text:tab/><text:tab/><text:tab/><text:tab/><text:tab/><text:tab/><text:tab/>return fighter2.name;</text:p>
      <text:p text:style-name="P6"><text:tab/><text:tab/><text:tab/><text:tab/><text:tab/><text:tab/>}</text:p>
      <text:p text:style-name="P6"><text:tab/><text:tab/><text:tab/><text:tab/><text:tab/><text:tab/>fighter2.health-=fighter1.damagePerAttack;</text:p>
      <text:p text:style-name="P6"><text:tab/><text:tab/><text:tab/><text:tab/><text:tab/><text:tab/>if(fighter2.health&lt;=0){</text:p>
      <text:p text:style-name="P6"><text:tab/><text:tab/><text:tab/><text:tab/><text:tab/><text:tab/><text:tab/>return fighter1.name;</text:p>
      <text:p text:style-name="P6"><text:tab/><text:tab/><text:tab/><text:tab/><text:tab/><text:tab/>}<text:tab/><text:tab/></text:p>
      <text:p text:style-name="P6"><text:tab/><text:tab/><text:tab/><text:tab/><text:tab/>}</text:p>
      <text:p text:style-name="P6"><text:tab/><text:tab/><text:tab/><text:tab/>}</text:p>
      <text:p text:style-name="P6"><text:tab/><text:tab/><text:tab/>}</text:p>
      <text:p text:style-name="P6"><text:tab/><text:tab/>}</text:p>
      <text:p text:style-name="P6"><text:tab/><text:tab/>return winner;</text:p>
      <text:p text:style-name="P6"><text:s text:c="2"/>}</text:p>
      <text:p text:style-name="P6">}</text:p>
      <text:p text:style-name="P6"/>
      <text:p text:style-name="P6">Salida:</text:p>
      <text:p text:style-name="P6"><text:soft-page-break/>gana quién tiene la vida &lt;= 0 tras los sucesivos ataques</text:p>
      <text:p text:style-name="P6"/>
      <text:p text:style-name="P6">Pruebas:</text:p>
      <text:p text:style-name="P7"><text:s text:c="4"/>assertEquals("Lew", Kata.declareWinner(new Fighter("Lew", 10, 2),new Fighter("Harry", 5, 4), "Lew"));</text:p>
      <text:p text:style-name="P7"><text:s text:c="4"/>assertEquals("Harry", Kata.declareWinner(new Fighter("Lew", 10, 2),new Fighter("Harry", 5, 4), "Harry"));</text:p>
      <text:p text:style-name="P7"><text:s text:c="4"/>assertEquals("Harald", Kata.declareWinner(new Fighter("Harald", 20, 5), new Fighter("Harry", 5, 4), "Harry")); <text:s text:c="7"/></text:p>
      <text:p text:style-name="P7"><text:s text:c="4"/>assertEquals("Harald", Kata.declareWinner(new Fighter("Harald", 20, 5), new Fighter("Harry", 5, 4), "Harald")); <text:s text:c="7"/></text:p>
      <text:p text:style-name="P7"><text:s text:c="4"/>assertEquals("Harald", Kata.declareWinner(new Fighter("Jerry", 30, 3), new Fighter("Harald", 20, 5), "Jerry")); <text:s text:c="11"/></text:p>
      <text:p text:style-name="P7"><text:s text:c="4"/>assertEquals("Harald", Kata.declareWinner(new Fighter("Jerry", 30, 3), new Fighter("Harald", 20, 5), "Harald"));</text:p>
      <text:p text:style-name="P6"/>
      <text:p text:style-name="P6"/>
      <text:p text:style-name="P6"/>
      <text:p text:style-name="P6">Ejercicio 4:</text:p>
      <text:p text:style-name="P6"/>
      <text:p text:style-name="P6">public class Kata</text:p>
      <text:p text:style-name="P6">{</text:p>
      <text:p text:style-name="P9"><text:span text:style-name="T3"><text:s text:c="2"/>public static </text:span><text:span text:style-name="T4">void</text:span><text:span text:style-name="T3"> dontGiveMeFive(int start, int end)</text:span></text:p>
      <text:p text:style-name="P6"><text:s text:c="2"/>{</text:p>
      <text:p text:style-name="P6"><text:s text:c="8"/>if(start&gt;end){</text:p>
      <text:p text:style-name="P6"><text:s text:c="12"/>int aux = start;</text:p>
      <text:p text:style-name="P6"><text:s text:c="12"/>start = end;</text:p>
      <text:p text:style-name="P6"><text:s text:c="12"/>end = aux;</text:p>
      <text:p text:style-name="P6"><text:s text:c="8"/>}</text:p>
      <text:p text:style-name="P6"><text:s text:c="8"/>for(int i = start ; i &lt;= end ; i++){</text:p>
      <text:p text:style-name="P6"><text:s text:c="12"/>if(i!=5){</text:p>
      <text:p text:style-name="P6"><text:s text:c="12"/>System.out.print(i+", ");</text:p>
      <text:p text:style-name="P6"><text:s text:c="12"/>}</text:p>
      <text:p text:style-name="P6"><text:s text:c="8"/>}</text:p>
      <text:p text:style-name="P6"><text:s text:c="8"/>System.out.println(" -&gt; Result: "+(end-start));</text:p>
      <text:p text:style-name="P6"><text:s text:c="2"/>}</text:p>
      <text:p text:style-name="P6">}</text:p>
      <text:p text:style-name="P6"/>
      <text:p text:style-name="P6">Entrada/Salida:</text:p>
      <text:p text:style-name="P1"><text:span text:style-name="Source_20_Text"><text:span text:style-name="T1">1,9 -&gt; 1,2,3,4,6,7,8,9 -&gt; Result 8</text:span></text:span></text:p>
      <text:p text:style-name="P2"><text:span text:style-name="Source_20_Text"><text:span text:style-name="T1">4,17 -&gt; 4,6,7,8,9,10,11,12,13,14,16,17 -&gt; Result 12</text:span></text:span></text:p>
      <text:p text:style-name="P6"/>
      <text:p text:style-name="P6">Ejercicio 5:</text:p>
      <text:p text:style-name="P6">public class Codewars {</text:p>
      <text:p text:style-name="P6"><text:s text:c="2"/>public static String oddOrEven (int[] array) {</text:p>
      <text:p text:style-name="P6"><text:s text:c="8"/>String oddOrEven = "error";</text:p>
      <text:p text:style-name="P6"><text:s text:c="8"/>if(array != null &amp;&amp; array.length &gt; 0){</text:p>
      <text:p text:style-name="P6"><text:s text:c="12"/>int sum = 0;</text:p>
      <text:p text:style-name="P6"><text:s text:c="12"/>for(int num:array){</text:p>
      <text:p text:style-name="P6"><text:s text:c="16"/>sum+=num;</text:p>
      <text:p text:style-name="P6"><text:s text:c="12"/>}</text:p>
      <text:p text:style-name="P6"><text:s text:c="12"/>if(sum%2==0){</text:p>
      <text:p text:style-name="P6"><text:s text:c="16"/>oddOrEven = "even";</text:p>
      <text:p text:style-name="P6"><text:s text:c="12"/>}else{</text:p>
      <text:p text:style-name="P6"><text:s text:c="16"/>oddOrEven = "odd";</text:p>
      <text:p text:style-name="P6"><text:s text:c="12"/>}</text:p>
      <text:p text:style-name="P6"><text:s text:c="8"/>}</text:p>
      <text:p text:style-name="P6"><text:s text:c="8"/>return oddOrEven;</text:p>
      <text:p text:style-name="P6"><text:s text:c="2"/>}</text:p>
      <text:p text:style-name="P6"><text:soft-page-break/>}</text:p>
      <text:p text:style-name="P6"/>
      <text:p text:style-name="P6">Entreda/Salida: cómo es la suma de las entradas…</text:p>
      <text:p text:style-name="P1"><text:span text:style-name="Source_20_Text"><text:span text:style-name="T1">odd_or_even([0]) <text:s text:c="9"/>== <text:s/>"even"</text:span></text:span></text:p>
      <text:p text:style-name="P4"><text:span text:style-name="Source_20_Text"><text:span text:style-name="T1">odd_or_even([0, 1, 4]) <text:s text:c="3"/>== <text:s/>"odd"</text:span></text:span></text:p>
      <text:p text:style-name="P2"><text:span text:style-name="Source_20_Text"><text:span text:style-name="T1">odd_or_even([0, -1, -5]) <text:s/>== <text:s/>"even"</text:span></text:span></text:p>
      <text:p text:style-name="P6"/>
      <text:p text:style-name="P6">Ejercicio 6:</text:p>
      <text:p text:style-name="P6">public class Kata {</text:p>
      <text:p text:style-name="P6"><text:s text:c="2"/>public static String highAndLow(String numbers) {</text:p>
      <text:p text:style-name="P6"><text:s text:c="4"/>String highAndLow = "error";</text:p>
      <text:p text:style-name="P6"><text:s text:c="12"/>if(numbers != null &amp;&amp; numbers.length()!=5){</text:p>
      <text:p text:style-name="P6"><text:s text:c="16"/>String[] parts = numbers.split(" ");</text:p>
      <text:p text:style-name="P6"><text:s text:c="16"/>int[] num = new int[5];</text:p>
      <text:p text:style-name="P6"><text:s text:c="16"/>for(int i = 0 ; i &lt; num.length ; i++){</text:p>
      <text:p text:style-name="P6"><text:s text:c="20"/>num[i] = Integer.parseInt(parts[i]);</text:p>
      <text:p text:style-name="P6"><text:s text:c="16"/>}</text:p>
      <text:p text:style-name="P6"><text:s text:c="16"/>int high = num[0];</text:p>
      <text:p text:style-name="P6"><text:s text:c="16"/>int low = num[0];</text:p>
      <text:p text:style-name="P6"><text:s text:c="16"/>for(int aux:num){</text:p>
      <text:p text:style-name="P6"><text:s text:c="20"/>if(aux&gt;high)high=aux;</text:p>
      <text:p text:style-name="P6"><text:s text:c="20"/>if(aux&lt;low)low=aux;</text:p>
      <text:p text:style-name="P6"><text:s text:c="16"/>}</text:p>
      <text:p text:style-name="P6"><text:s text:c="12"/>highAndLow = high+" "+low;</text:p>
      <text:p text:style-name="P6"><text:s text:c="12"/>}</text:p>
      <text:p text:style-name="P6"><text:s text:c="8"/>return highAndLow;</text:p>
      <text:p text:style-name="P6"><text:s text:c="2"/>}</text:p>
      <text:p text:style-name="P6">}</text:p>
      <text:p text:style-name="P6"/>
      <text:p text:style-name="P6">Salida:</text:p>
      <text:p text:style-name="P1"><text:span text:style-name="Source_20_Text"><text:span text:style-name="T1">highAndLow("1 2 3 4 5") <text:s/>// return "5 1"</text:span></text:span></text:p>
      <text:p text:style-name="P4"><text:span text:style-name="Source_20_Text"><text:span text:style-name="T1">highAndLow("1 2 -3 4 5") // return "5 -3"</text:span></text:span></text:p>
      <text:p text:style-name="P2"><text:span text:style-name="Source_20_Text"><text:span text:style-name="T1">highAndLow("1 9 3 4 -5") // return "9 -5"</text:span></text:span></text:p>
      <text:p text:style-name="P6">Ejercicio 7:</text:p>
      <text:p text:style-name="P6">public class Solution {</text:p>
      <text:p text:style-name="P6"/>
      <text:p text:style-name="P6"><text:s text:c="2"/>public static boolean isAscOrder(int[] arr) {</text:p>
      <text:p text:style-name="P6"><text:s text:c="8"/>boolean isAscOrder = false;</text:p>
      <text:p text:style-name="P6"><text:s text:c="8"/>if(arr != null &amp;&amp; arr.length &gt; 1){</text:p>
      <text:p text:style-name="P6"><text:s text:c="12"/>for(int i = 0; <text:s/>i &lt; arr.length -1 ; i++){</text:p>
      <text:p text:style-name="P6"><text:s text:c="16"/>if(arr[i]+1 == arr[i+1]){</text:p>
      <text:p text:style-name="P6"><text:s text:c="20"/>isAscOrder = true;</text:p>
      <text:p text:style-name="P6"><text:s text:c="16"/>}else isAscOrder = false;</text:p>
      <text:p text:style-name="P6"><text:s text:c="12"/>}</text:p>
      <text:p text:style-name="P6"><text:s text:c="8"/>}</text:p>
      <text:p text:style-name="P6"><text:s text:c="8"/>return isAscOrder;</text:p>
      <text:p text:style-name="P6"><text:s text:c="2"/>}</text:p>
      <text:p text:style-name="P6"/>
      <text:p text:style-name="P6">}</text:p>
      <text:p text:style-name="P6"/>
      <text:p text:style-name="P6"/>
      <text:p text:style-name="P6"><text:soft-page-break/>Salida:</text:p>
      <text:p text:style-name="P1"><text:span text:style-name="Source_20_Text"><text:span text:style-name="T1">isAscOrder(new int[]{1,2,4,7,19}) == true</text:span></text:span></text:p>
      <text:p text:style-name="P4"><text:span text:style-name="Source_20_Text"><text:span text:style-name="T1">isAscOrder(new int[]{1,2,3,4,5}) == true</text:span></text:span></text:p>
      <text:p text:style-name="P4"><text:span text:style-name="Source_20_Text"><text:span text:style-name="T1">isAscOrder(new int[]{1,6,10,18,2,4,20}) == false</text:span></text:span></text:p>
      <text:p text:style-name="P2"><text:span text:style-name="Source_20_Text"><text:span text:style-name="T1">isAscOrder(new int[]{9,8,7,6,5,4,3,2,1}) == false // numbers are in DESCENDING order</text:span></text:span></text:p>
      <text:p text:style-name="P6"/>
      <text:p text:style-name="P6">Ejercicio 8:</text:p>
      <text:p text:style-name="P6">public class WhichAreIn { </text:p>
      <text:p text:style-name="P6"><text:tab/></text:p>
      <text:p text:style-name="P6"><text:tab/>public static String[] inArray(String[] array1, String[] array2) {</text:p>
      <text:p text:style-name="P6"><text:tab/><text:tab/> <text:s text:c="8"/>String[] inArray = {""};</text:p>
      <text:p text:style-name="P6"><text:s text:c="8"/>int nCoincidencias = 0;</text:p>
      <text:p text:style-name="P6"><text:s text:c="8"/>if(array1 != null &amp;&amp; array2 != null &amp;&amp; array1.length &gt; 0 &amp;&amp; array2.length &gt; 0){</text:p>
      <text:p text:style-name="P6"><text:s text:c="12"/>for(int i = 0 ; i &lt; array1.length ; i++){</text:p>
      <text:p text:style-name="P6"><text:s text:c="16"/>for(int j = 0; j &lt; array2.length ; j++){</text:p>
      <text:p text:style-name="P6"><text:s text:c="19"/>if(array2[j].contains(array1[i])){</text:p>
      <text:p text:style-name="P6"><text:s text:c="23"/>nCoincidencias++;</text:p>
      <text:p text:style-name="P6"><text:s text:c="23"/>j=array2.length;</text:p>
      <text:p text:style-name="P6"><text:s text:c="19"/>} </text:p>
      <text:p text:style-name="P6"><text:s text:c="16"/>}</text:p>
      <text:p text:style-name="P6"><text:s text:c="12"/>}</text:p>
      <text:p text:style-name="P6"><text:s text:c="12"/>if(nCoincidencias != 0) inArray = new String[nCoincidencias];</text:p>
      <text:p text:style-name="P6"><text:s text:c="12"/>for(int i = 0, x = 0 ; i &lt; array1.length ; i++){</text:p>
      <text:p text:style-name="P6"><text:s text:c="16"/>for(int j = 0; j &lt; array2.length ; j++){</text:p>
      <text:p text:style-name="P6"><text:s text:c="19"/>if(array2[j].contains(array1[i])){</text:p>
      <text:p text:style-name="P6"><text:s text:c="23"/>inArray[x] = array1[i];</text:p>
      <text:p text:style-name="P6"><text:s text:c="23"/>x++;</text:p>
      <text:p text:style-name="P6"><text:s text:c="23"/>j=array2.length;</text:p>
      <text:p text:style-name="P6"><text:s text:c="19"/>}</text:p>
      <text:p text:style-name="P6"><text:s text:c="16"/>}</text:p>
      <text:p text:style-name="P6"><text:s text:c="12"/>}</text:p>
      <text:p text:style-name="P6"><text:s text:c="8"/>}</text:p>
      <text:p text:style-name="P6"><text:s text:c="8"/>return inArray;</text:p>
      <text:p text:style-name="P6"><text:tab/>}</text:p>
      <text:p text:style-name="P6">}</text:p>
      <text:p text:style-name="P6"/>
      <text:p text:style-name="P6">Entrada/Salida:</text:p>
      <text:p text:style-name="P10">#Example 1: <text:span text:style-name="Source_20_Text"><text:span text:style-name="T2">a1 = ["arp", "live", "strong"]</text:span></text:span></text:p>
      <text:p text:style-name="P5"><text:span text:style-name="Source_20_Text"><text:span text:style-name="T2">a2 = ["lively", "alive", "harp", "sharp", "armstrong"]</text:span></text:span></text:p>
      <text:p text:style-name="P5">returns <text:span text:style-name="Source_20_Text"><text:span text:style-name="T2">["arp", "live", "strong"]</text:span></text:span></text:p>
      <text:p text:style-name="P5">#Example 2: <text:span text:style-name="Source_20_Text"><text:span text:style-name="T2">a1 = ["tarp", "mice", "bull"]</text:span></text:span></text:p>
      <text:p text:style-name="P5"><text:span text:style-name="Source_20_Text"><text:span text:style-name="T2">a2 = ["lively", "alive", "harp", "sharp", "armstrong"]</text:span></text:span></text:p>
      <text:p text:style-name="P5">returns <text:span text:style-name="Source_20_Text"><text:span text:style-name="T2">[]</text:span></text:span></text:p>
      <text:p text:style-name="P6"/>
      <text:p text:style-name="P6"/>
      <text:p text:style-name="P6"><text:soft-page-break/>Ejercicio 9:</text:p>
      <text:p text:style-name="P6">public class EnoughIsEnough {</text:p>
      <text:p text:style-name="P6"/>
      <text:p text:style-name="P6"><text:tab/>public static int[] deleteNth(int[] elements, int maxOccurrences) {</text:p>
      <text:p text:style-name="P6"><text:tab/><text:tab/>//Code here ;)</text:p>
      <text:p text:style-name="P6"><text:tab/><text:tab/>return null;</text:p>
      <text:p text:style-name="P6"><text:tab/>}</text:p>
      <text:p text:style-name="P6"/>
      <text:p text:style-name="P6">}</text:p>
      <text:p text:style-name="P6"/>
      <text:p text:style-name="P6">Entrada/Salida:</text:p>
      <text:p text:style-name="P1"><text:span text:style-name="Source_20_Text"><text:span text:style-name="T1">EnoughIsEnough.deleteNth(new int[] {20,37,20,21}, 1) // return [20,37,21]</text:span></text:span></text:p>
      <text:p text:style-name="P2"><text:span text:style-name="Source_20_Text"><text:span text:style-name="T1">EnoughIsEnough.deleteNth(new int[] {1,1,3,3,7,2,2,2,2}, 3) // return [1, 1, 3, 3, 7, 2, 2, 2]</text:span></text:span></text:p>
      <text:p text:style-name="P8"/>
      <text:p text:style-name="P6"/>
      <text:p text:style-name="P6"/>
      <text:p text:style-name="P6"/>
      <text:p text:style-name="P6">Ejercicio 10:</text:p>
      <text:p text:style-name="P6">public class DRoot {</text:p>
      <text:p text:style-name="P6"><text:s text:c="2"/>public static int digital_root(int n) {</text:p>
      <text:p text:style-name="P6"><text:s text:c="4"/>// ...</text:p>
      <text:p text:style-name="P6"><text:s text:c="2"/>}</text:p>
      <text:p text:style-name="P6">}</text:p>
      <text:p text:style-name="P6"/>
      <text:p text:style-name="P6"/>
      <text:p text:style-name="P6">Entrada/Salida:</text:p>
      <text:p text:style-name="P1"><text:span text:style-name="Source_20_Text"><text:span text:style-name="T1">16 <text:s/>--&gt; <text:s/>1 + 6 = 7</text:span></text:span></text:p>
      <text:p text:style-name="P4"><text:span text:style-name="Source_20_Text"><text:span text:style-name="T1">942 <text:s/>--&gt; <text:s/>9 + 4 + 2 = 15 <text:s/>--&gt; <text:s/>1 + 5 = 6</text:span></text:span></text:p>
      <text:p text:style-name="P4"><text:span text:style-name="Source_20_Text"><text:span text:style-name="T1">132189 <text:s/>--&gt; <text:s/>1 + 3 + 2 + 1 + 8 + 9 = 24 <text:s/>--&gt; <text:s/>2 + 4 = 6</text:span></text:span></text:p>
      <text:p text:style-name="P2"><text:span text:style-name="Source_20_Text"><text:span text:style-name="T1">493193 <text:s/>--&gt; <text:s/>4 + 9 + 3 + 1 + 9 + 3 = 29 <text:s/>--&gt; <text:s/>2 + 9 = 11 <text:s/>--&gt; <text:s/>1 + 1 = 2</text:span></text:span>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3T14:31:12.449000000</meta:creation-date>
    <dc:date>2021-01-18T14:56:08.948791036</dc:date>
    <meta:editing-duration>PT3H43M25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6" meta:paragraph-count="242" meta:word-count="911" meta:character-count="7908" meta:non-whitespace-character-count="5573"/>
  </office:meta>
</office:document-meta>
</file>